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0.7689in"/>
    </style:style>
    <style:style style:name="co4" style:family="table-column">
      <style:table-column-properties fo:break-before="auto" style:column-width="0.7937in"/>
    </style:style>
    <style:style style:name="co5" style:family="table-column">
      <style:table-column-properties fo:break-before="auto" style:column-width="0.9772in"/>
    </style:style>
    <style:style style:name="co6" style:family="table-column">
      <style:table-column-properties fo:break-before="auto" style:column-width="0.9138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3.6799in"/>
    </style:style>
    <style:style style:name="co9" style:family="table-column">
      <style:table-column-properties fo:break-before="auto" style:column-width="5.9693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0.6299in"/>
    </style:style>
    <style:style style:name="co12" style:family="table-column">
      <style:table-column-properties fo:break-before="auto" style:column-width="5.652in"/>
    </style:style>
    <style:style style:name="co13" style:family="table-column">
      <style:table-column-properties fo:break-before="auto" style:column-width="0.8134in"/>
    </style:style>
    <style:style style:name="co14" style:family="table-column">
      <style:table-column-properties fo:break-before="auto" style:column-width="8.9102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1.0055in"/>
    </style:style>
    <style:style style:name="co17" style:family="table-column">
      <style:table-column-properties fo:break-before="auto" style:column-width="0.9807in"/>
    </style:style>
    <style:style style:name="co18" style:family="table-column">
      <style:table-column-properties fo:break-before="auto" style:column-width="0.872in"/>
    </style:style>
    <style:style style:name="co19" style:family="table-column">
      <style:table-column-properties fo:break-before="auto" style:column-width="1.0138in"/>
    </style:style>
    <style:style style:name="co20" style:family="table-column">
      <style:table-column-properties fo:break-before="auto" style:column-width="1.6909in"/>
    </style:style>
    <style:style style:name="co21" style:family="table-column">
      <style:table-column-properties fo:break-before="auto" style:column-width="1.4402in"/>
    </style:style>
    <style:style style:name="co22" style:family="table-column">
      <style:table-column-properties fo:break-before="auto" style:column-width="1.5992in"/>
    </style:style>
    <style:style style:name="co23" style:family="table-column">
      <style:table-column-properties fo:break-before="auto" style:column-width="1.7492in"/>
    </style:style>
    <style:style style:name="co24" style:family="table-column">
      <style:table-column-properties fo:break-before="auto" style:column-width="1.7244in"/>
    </style:style>
    <style:style style:name="co25" style:family="table-column">
      <style:table-column-properties fo:break-before="auto" style:column-width="1.0638in"/>
    </style:style>
    <style:style style:name="co26" style:family="table-column">
      <style:table-column-properties fo:break-before="auto" style:column-width="1.1063in"/>
    </style:style>
    <style:style style:name="co27" style:family="table-column">
      <style:table-column-properties fo:break-before="auto" style:column-width="7.398in"/>
    </style:style>
    <style:style style:name="co28" style:family="table-column">
      <style:table-column-properties fo:break-before="auto" style:column-width="1.039in"/>
    </style:style>
    <style:style style:name="co29" style:family="table-column">
      <style:table-column-properties fo:break-before="auto" style:column-width="0.9972in"/>
    </style:style>
    <style:style style:name="co30" style:family="table-column">
      <style:table-column-properties fo:break-before="auto" style:column-width="0.6799in"/>
    </style:style>
    <style:style style:name="co31" style:family="table-column">
      <style:table-column-properties fo:break-before="auto" style:column-width="0.7047in"/>
    </style:style>
    <style:style style:name="co32" style:family="table-column">
      <style:table-column-properties fo:break-before="auto" style:column-width="1.1563in"/>
    </style:style>
    <style:style style:name="co33" style:family="table-column">
      <style:table-column-properties fo:break-before="auto" style:column-width="2.878in"/>
    </style:style>
    <style:style style:name="co34" style:family="table-column">
      <style:table-column-properties fo:break-before="auto" style:column-width="1.7575in"/>
    </style:style>
    <style:style style:name="co35" style:family="table-column">
      <style:table-column-properties fo:break-before="auto" style:column-width="1.9583in"/>
    </style:style>
    <style:style style:name="co36" style:family="table-column">
      <style:table-column-properties fo:break-before="auto" style:column-width="1.6075in"/>
    </style:style>
    <style:style style:name="co37" style:family="table-column">
      <style:table-column-properties fo:break-before="auto" style:column-width="1.8835in"/>
    </style:style>
    <style:style style:name="co38" style:family="table-column">
      <style:table-column-properties fo:break-before="auto" style:column-width="2.3091in"/>
    </style:style>
    <style:style style:name="co39" style:family="table-column">
      <style:table-column-properties fo:break-before="auto" style:column-width="2.2756in"/>
    </style:style>
    <style:style style:name="co40" style:family="table-column">
      <style:table-column-properties fo:break-before="auto" style:column-width="0.972in"/>
    </style:style>
    <style:style style:name="co41" style:family="table-column">
      <style:table-column-properties fo:break-before="auto" style:column-width="1.3146in"/>
    </style:style>
    <style:style style:name="co42" style:family="table-column">
      <style:table-column-properties fo:break-before="auto" style:column-width="1.1728in"/>
    </style:style>
    <style:style style:name="co43" style:family="table-column">
      <style:table-column-properties fo:break-before="auto" style:column-width="0.9555in"/>
    </style:style>
    <style:style style:name="co44" style:family="table-column">
      <style:table-column-properties fo:break-before="auto" style:column-width="1.2563in"/>
    </style:style>
    <style:style style:name="co45" style:family="table-column">
      <style:table-column-properties fo:break-before="auto" style:column-width="1.0555in"/>
    </style:style>
    <style:style style:name="co46" style:family="table-column">
      <style:table-column-properties fo:break-before="auto" style:column-width="1.8327in"/>
    </style:style>
    <style:style style:name="co47" style:family="table-column">
      <style:table-column-properties fo:break-before="auto" style:column-width="1.5319in"/>
    </style:style>
    <style:style style:name="co48" style:family="table-column">
      <style:table-column-properties fo:break-before="auto" style:column-width="1.3311in"/>
    </style:style>
    <style:style style:name="co49" style:family="table-column">
      <style:table-column-properties fo:break-before="auto" style:column-width="2.1091in"/>
    </style:style>
    <style:style style:name="co50" style:family="table-column">
      <style:table-column-properties fo:break-before="auto" style:column-width="0.5126in"/>
    </style:style>
    <style:style style:name="co5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აგური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VAR1 – ფორმა</text:p>
          </table:table-cell>
          <table:table-cell office:value-type="string" calcext:value-type="string">
            <text:p>VAR2-მდგომარეობა</text:p>
          </table:table-cell>
          <table:table-cell office:value-type="string" calcext:value-type="string">
            <text:p>VAR3-ცეცხლგამძლეობა</text:p>
          </table:table-cell>
          <table:table-cell office:value-type="string" calcext:value-type="string">
            <text:p>VAR4-ყინვაგამძლეობა</text:p>
          </table:table-cell>
          <table:table-cell office:value-type="string" calcext:value-type="string">
            <text:p>VAR5-ფერი</text:p>
          </table:table-cell>
          <table:table-cell office:value-type="string" calcext:value-type="string">
            <text:p>VAR6-ზომა</text:p>
          </table:table-cell>
          <table:table-cell office:value-type="string" calcext:value-type="string">
            <text:p>Origin-წარმოების ქვეყანა</text:p>
          </table:table-cell>
          <table:table-cell office:value-type="string" calcext:value-type="string">
            <text:p>დამატებითი რაღაც</text:p>
          </table:table-cell>
          <table:table-cell table:style-name="ce2" office:value-type="string" calcext:value-type="string">
            <text:p>Variant Sell Price</text:p>
          </table:table-cell>
          <table:table-cell office:value-type="string" calcext:value-type="string">
            <text:p>Image Sr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dy (HTML)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 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Option1 Name</text:p>
          </table:table-cell>
          <table:table-cell office:value-type="string" calcext:value-type="string">
            <text:p>Option1 Value</text:p>
          </table:table-cell>
          <table:table-cell office:value-type="string" calcext:value-type="string">
            <text:p>Option2 Name</text:p>
          </table:table-cell>
          <table:table-cell office:value-type="string" calcext:value-type="string">
            <text:p>Option2 Value</text:p>
          </table:table-cell>
          <table:table-cell office:value-type="string" calcext:value-type="string">
            <text:p>Option3 Name</text:p>
          </table:table-cell>
          <table:table-cell office:value-type="string" calcext:value-type="string">
            <text:p>Option3 Value</text:p>
          </table:table-cell>
          <table:table-cell office:value-type="string" calcext:value-type="string">
            <text:p>Variant SKU</text:p>
          </table:table-cell>
          <table:table-cell office:value-type="string" calcext:value-type="string">
            <text:p>Variant Grams</text:p>
          </table:table-cell>
          <table:table-cell office:value-type="string" calcext:value-type="string">
            <text:p>Variant Inventory Tracker</text:p>
          </table:table-cell>
          <table:table-cell office:value-type="string" calcext:value-type="string">
            <text:p>Variant Inventory Qty</text:p>
          </table:table-cell>
          <table:table-cell office:value-type="string" calcext:value-type="string">
            <text:p>Variant Inventory Policy</text:p>
          </table:table-cell>
          <table:table-cell office:value-type="string" calcext:value-type="string">
            <text:p>Variant Fulfillment Service</text:p>
          </table:table-cell>
          <table:table-cell office:value-type="string" calcext:value-type="string">
            <text:p>Variant Price</text:p>
          </table:table-cell>
          <table:table-cell office:value-type="string" calcext:value-type="string">
            <text:p>Variant Compare At Price</text:p>
          </table:table-cell>
          <table:table-cell office:value-type="string" calcext:value-type="string">
            <text:p>Variant Requires Shipping</text:p>
          </table:table-cell>
          <table:table-cell office:value-type="string" calcext:value-type="string">
            <text:p>Variant Taxable</text:p>
          </table:table-cell>
          <table:table-cell office:value-type="string" calcext:value-type="string">
            <text:p>Variant Barcode</text:p>
          </table:table-cell>
          <table:table-cell office:value-type="string" calcext:value-type="string">
            <text:p>Image Src</text:p>
          </table:table-cell>
          <table:table-cell office:value-type="string" calcext:value-type="string">
            <text:p>Image Position</text:p>
          </table:table-cell>
          <table:table-cell office:value-type="string" calcext:value-type="string">
            <text:p>Image Alt Text</text:p>
          </table:table-cell>
          <table:table-cell office:value-type="string" calcext:value-type="string">
            <text:p>Gift Card</text:p>
          </table:table-cell>
          <table:table-cell office:value-type="string" calcext:value-type="string">
            <text:p>SEO Title</text:p>
          </table:table-cell>
          <table:table-cell office:value-type="string" calcext:value-type="string">
            <text:p>SEO Description</text:p>
          </table:table-cell>
          <table:table-cell office:value-type="string" calcext:value-type="string">
            <text:p>Google Shopping / Google Product Category</text:p>
          </table:table-cell>
          <table:table-cell office:value-type="string" calcext:value-type="string">
            <text:p>Google Shopping / Gender</text:p>
          </table:table-cell>
          <table:table-cell office:value-type="string" calcext:value-type="string">
            <text:p>Google Shopping / Age Group</text:p>
          </table:table-cell>
          <table:table-cell office:value-type="string" calcext:value-type="string">
            <text:p>Google Shopping / MPN</text:p>
          </table:table-cell>
          <table:table-cell office:value-type="string" calcext:value-type="string">
            <text:p>Google Shopping / Condition</text:p>
          </table:table-cell>
          <table:table-cell office:value-type="string" calcext:value-type="string">
            <text:p>Google Shopping / Custom Product</text:p>
          </table:table-cell>
          <table:table-cell office:value-type="string" calcext:value-type="string">
            <text:p>Google Shopping / Custom Label 0</text:p>
          </table:table-cell>
          <table:table-cell office:value-type="string" calcext:value-type="string">
            <text:p>Google Shopping / Custom Label 1</text:p>
          </table:table-cell>
          <table:table-cell office:value-type="string" calcext:value-type="string">
            <text:p>Google Shopping / Custom Label 2</text:p>
          </table:table-cell>
          <table:table-cell office:value-type="string" calcext:value-type="string">
            <text:p>Google Shopping / Custom Label 3</text:p>
          </table:table-cell>
          <table:table-cell office:value-type="string" calcext:value-type="string">
            <text:p>Google Shopping / Custom Label 4</text:p>
          </table:table-cell>
          <table:table-cell office:value-type="string" calcext:value-type="string">
            <text:p>Variant Image</text:p>
          </table:table-cell>
          <table:table-cell office:value-type="string" calcext:value-type="string">
            <text:p>Variant Weight Unit</text:p>
          </table:table-cell>
          <table:table-cell office:value-type="string" calcext:value-type="string">
            <text:p>Variant Tax Code</text:p>
          </table:table-cell>
          <table:table-cell office:value-type="string" calcext:value-type="string">
            <text:p>Cost per item</text:p>
          </table:table-cell>
          <table:table-cell office:value-type="string" calcext:value-type="string">
            <text:p>Included / Georgia</text:p>
          </table:table-cell>
          <table:table-cell office:value-type="string" calcext:value-type="string">
            <text:p>Price / Georgia</text:p>
          </table:table-cell>
          <table:table-cell office:value-type="string" calcext:value-type="string">
            <text:p>Compare At Price / Georgia</text:p>
          </table:table-cell>
          <table:table-cell office:value-type="string" calcext:value-type="string">
            <text:p>Included / International</text:p>
          </table:table-cell>
          <table:table-cell office:value-type="string" calcext:value-type="string">
            <text:p>Price / International</text:p>
          </table:table-cell>
          <table:table-cell office:value-type="string" calcext:value-type="string">
            <text:p>Compare At Price / International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table:style-name="ce2" office:value-type="string" calcext:value-type="string">
            <text:p>ცეცხლგამძლე</text:p>
          </table:table-cell>
          <table:table-cell table:style-name="ce2" office:value-type="string" calcext:value-type="string">
            <text:p>ყინვაგამძლე</text:p>
          </table:table-cell>
          <table:table-cell office:value-type="string" calcext:value-type="string">
            <text:p>წითელი</text:p>
          </table:table-cell>
          <table:table-cell office:value-type="string" calcext:value-type="string">
            <text:p>22x10x5</text:p>
          </table:table-cell>
          <table:table-cell office:value-type="string" calcext:value-type="string">
            <text:p>ირანი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6" office:value-type="string" calcext:value-type="string">
            <text:p>https://cdn.shopify.com/s/files/1/0797/7723/5223/files/7F9D5758-72A7-4187-9CEA-1268946B4949.jpg?v=1697715251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ირანული მასიური აგური OMRAN 22*10*5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7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table:style-name="ce7" office:value-type="string" calcext:value-type="string">
            <text:p>true</text:p>
          </table:table-cell>
          <table:table-cell/>
          <table:table-cell table:style-name="ce6" office:value-type="string" calcext:value-type="string">
            <text:p>https://cdn.shopify.com/s/files/1/0797/7723/5223/files/7F9D5758-72A7-4187-9CEA-1268946B4949.jpg?v=16977152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03CFABE9-CE03-4311-A9C2-83724D75E6A0.jpg?v=1697715251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table:number-columns-repeated="24"/>
          <table:table-cell office:value-type="string" calcext:value-type="string">
            <text:p>https://cdn.shopify.com/s/files/1/0797/7723/5223/files/03CFABE9-CE03-4311-A9C2-83724D75E6A0.jpg?v=169771525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96CF44D4-F571-4334-BF6E-08510331CC17.jpg?v=1697715251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table:number-columns-repeated="24"/>
          <table:table-cell office:value-type="string" calcext:value-type="string">
            <text:p>https://cdn.shopify.com/s/files/1/0797/7723/5223/files/96CF44D4-F571-4334-BF6E-08510331CC17.jpg?v=1697715251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table:style-name="ce2" office:value-type="string" calcext:value-type="string">
            <text:p>ცეცხლგამძლე</text:p>
          </table:table-cell>
          <table:table-cell table:style-name="ce2" office:value-type="string" calcext:value-type="string">
            <text:p>ყინვაგამძლე</text:p>
          </table:table-cell>
          <table:table-cell office:value-type="string" calcext:value-type="string">
            <text:p>წითელი</text:p>
          </table:table-cell>
          <table:table-cell office:value-type="string" calcext:value-type="string">
            <text:p>23x11x7</text:p>
          </table:table-cell>
          <table:table-cell office:value-type="string" calcext:value-type="string">
            <text:p>ირანი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797/7723/5223/files/0E1C7D62-4A63-4F4B-9DEA-EFCA1E084CE1.jpg?v=1697715074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ირანული ფასადის აგური 23*11*7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7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7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0E1C7D62-4A63-4F4B-9DEA-EFCA1E084CE1.jpg?v=16977150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BBD21432-9EB0-4900-88BA-6A23106ACC2E.jpg?v=1697715074</text:p>
          </table:table-cell>
          <table:table-cell office:value-type="string" calcext:value-type="string">
            <text:p>ირანული-ფასადის-აგური-23-11-7</text:p>
          </table:table-cell>
          <table:table-cell table:number-columns-repeated="24"/>
          <table:table-cell office:value-type="string" calcext:value-type="string">
            <text:p>https://cdn.shopify.com/s/files/1/0797/7723/5223/files/BBD21432-9EB0-4900-88BA-6A23106ACC2E.jpg?v=169771507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B064F126-F461-4615-AAF4-61259B5B15DE.jpg?v=1697715074</text:p>
          </table:table-cell>
          <table:table-cell office:value-type="string" calcext:value-type="string">
            <text:p>ირანული-ფასადის-აგური-23-11-7</text:p>
          </table:table-cell>
          <table:table-cell table:number-columns-repeated="24"/>
          <table:table-cell office:value-type="string" calcext:value-type="string">
            <text:p>https://cdn.shopify.com/s/files/1/0797/7723/5223/files/B064F126-F461-4615-AAF4-61259B5B15DE.jpg?v=169771507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table:style-name="ce2" office:value-type="string" calcext:value-type="string">
            <text:p>ცეცხლგამძლე</text:p>
          </table:table-cell>
          <table:table-cell table:style-name="ce2" office:value-type="string" calcext:value-type="string">
            <text:p>ყინვაგამძლე</text:p>
          </table:table-cell>
          <table:table-cell office:value-type="string" calcext:value-type="string">
            <text:p>თეთრი</text:p>
          </table:table-cell>
          <table:table-cell office:value-type="string" calcext:value-type="string">
            <text:p>23x11.4x6.5</text:p>
          </table:table-cell>
          <table:table-cell table:style-name="ce2" office:value-type="string" calcext:value-type="string">
            <text:p>ირანი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797/7723/5223/files/7C3F1A68-1B63-4BB3-9970-EFC88F31D3A4.jpg?v=1697714926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ცეცხლგამძლე აგური ШБ-5 23*11.4*6.5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7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7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C3F1A68-1B63-4BB3-9970-EFC88F31D3A4.jpg?v=16977149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057F84DD-4A1E-469B-B84A-55D4131CB8A2.jpg?v=1697714926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table:number-columns-repeated="24"/>
          <table:table-cell office:value-type="string" calcext:value-type="string">
            <text:p>https://cdn.shopify.com/s/files/1/0797/7723/5223/files/057F84DD-4A1E-469B-B84A-55D4131CB8A2.jpg?v=169771492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2D22E24-6AE1-4B6D-B660-51D0B834FF86.jpg?v=1697714926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table:number-columns-repeated="24"/>
          <table:table-cell office:value-type="string" calcext:value-type="string">
            <text:p>https://cdn.shopify.com/s/files/1/0797/7723/5223/files/32D22E24-6AE1-4B6D-B660-51D0B834FF86.jpg?v=1697714926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ცეცხლგამძლე </text:p>
          </table:table-cell>
          <table:table-cell office:value-type="string" calcext:value-type="string">
            <text:p>ყინვაგამძლე</text:p>
          </table:table-cell>
          <table:table-cell office:value-type="string" calcext:value-type="string">
            <text:p>წითელი</text:p>
          </table:table-cell>
          <table:table-cell table:style-name="ce4" office:value-type="string" calcext:value-type="string">
            <text:p>23x11x6.5 </text:p>
          </table:table-cell>
          <table:table-cell office:value-type="string" calcext:value-type="string">
            <text:p>ირანი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797/7723/5223/files/CFB1155B-5BA3-481C-9A97-7A4EA17D1216.jpg?v=1697184288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ირანული ცეცხლგამძლე აგური TURK 23*11*6.5</text:p>
          </table:table-cell>
          <table:table-cell office:value-type="string" calcext:value-type="string">
            <text:p>&lt;p&gt;ზომა 23*11*6.5&lt;/p&gt;</text:p>
          </table:table-cell>
          <table:table-cell office:value-type="string" calcext:value-type="string">
            <text:p>Rako.ge</text:p>
          </table:table-cell>
          <table:table-cell table:number-columns-repeated="3"/>
          <table:table-cell table:style-name="ce7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7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CFB1155B-5BA3-481C-9A97-7A4EA17D1216.jpg?v=16971842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86FF069A-D69C-4DB1-899A-6998E8AF8D19.jpg?v=1697184288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table:number-columns-repeated="24"/>
          <table:table-cell office:value-type="string" calcext:value-type="string">
            <text:p>https://cdn.shopify.com/s/files/1/0797/7723/5223/files/86FF069A-D69C-4DB1-899A-6998E8AF8D19.jpg?v=169718428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72EE0BB9-4BBC-4498-9AF2-13104EC0AAC9.jpg?v=1697184288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table:number-columns-repeated="24"/>
          <table:table-cell office:value-type="string" calcext:value-type="string">
            <text:p>https://cdn.shopify.com/s/files/1/0797/7723/5223/files/72EE0BB9-4BBC-4498-9AF2-13104EC0AAC9.jpg?v=169718428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მეორადი</text:p>
          </table:table-cell>
          <table:table-cell table:style-name="ce2" table:number-columns-repeated="2"/>
          <table:table-cell office:value-type="string" calcext:value-type="string">
            <text:p>წითელი</text:p>
          </table:table-cell>
          <table:table-cell office:value-type="string" calcext:value-type="string">
            <text:p>27x13x7</text:p>
          </table:table-cell>
          <table:table-cell table:style-name="ce2" office:value-type="string" calcext:value-type="string">
            <text:p>საქართველო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797/7723/5223/files/c5e8be7afcd5829312c27bacd414f825.jpg?v=1690824275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მეორადი აგური</text:p>
          </table:table-cell>
          <table:table-cell office:value-type="string" calcext:value-type="string">
            <text:p>&lt;span data-mce-fragment="1"&gt;აგური გამოიყენება სამშენებლო საქმიანობისათვის. ფასი არის საცალო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7x13x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7" office:value-type="string" calcext:value-type="string">
            <text:p>true</text:p>
          </table:table-cell>
          <table:table-cell office:value-type="string" calcext:value-type="string">
            <text:p>'76749079</text:p>
          </table:table-cell>
          <table:table-cell office:value-type="string" calcext:value-type="string">
            <text:p>https://cdn.shopify.com/s/files/1/0797/7723/5223/files/c5e8be7afcd5829312c27bacd414f825.jpg?v=16908242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05580229-7345-47d9-a59f-0dbbb77039e1.jpg?v=1690824275</text:p>
          </table:table-cell>
          <table:table-cell office:value-type="string" calcext:value-type="string">
            <text:p>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05580229-7345-47d9-a59f-0dbbb77039e1.jpg?v=169082427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9370a504-9de5-4ed0-bb37-7ce22b845079.jpg?v=1690824275</text:p>
          </table:table-cell>
          <table:table-cell office:value-type="string" calcext:value-type="string">
            <text:p>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9370a504-9de5-4ed0-bb37-7ce22b845079.jpg?v=169082427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ბრტყელი</text:p>
          </table:table-cell>
          <table:table-cell office:value-type="string" calcext:value-type="string">
            <text:p>მეორადი</text:p>
          </table:table-cell>
          <table:table-cell table:style-name="ce2" table:number-columns-repeated="2"/>
          <table:table-cell office:value-type="string" calcext:value-type="string">
            <text:p>თეთრი</text:p>
          </table:table-cell>
          <table:table-cell office:value-type="string" calcext:value-type="string">
            <text:p>19x19x4</text:p>
          </table:table-cell>
          <table:table-cell office:value-type="string" calcext:value-type="string">
            <text:p>საქართველო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797/7723/5223/files/2_23c3e640-3032-4393-b207-bcd1696ad73e.jpg?v=1690824166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ძველი ქართული აგური</text:p>
          </table:table-cell>
          <table:table-cell office:value-type="string" calcext:value-type="string">
            <text:p>&lt;span data-mce-fragment="1"&gt;აგური გამოიყენება სამშენებლო სამუშაოებისთვის.. საცალო ფასი 2.00 ლარ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დაძველებული აგური, ქართული აგური, ძველ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9x19x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7" office:value-type="string" calcext:value-type="string">
            <text:p>true</text:p>
          </table:table-cell>
          <table:table-cell office:value-type="string" calcext:value-type="string">
            <text:p>'23402775</text:p>
          </table:table-cell>
          <table:table-cell office:value-type="string" calcext:value-type="string">
            <text:p>https://cdn.shopify.com/s/files/1/0797/7723/5223/files/2_23c3e640-3032-4393-b207-bcd1696ad73e.jpg?v=16908241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7ccb7c1b-1b74-42c6-8cf1-b0de00db4c29.jpg?v=1690824166</text:p>
          </table:table-cell>
          <table:table-cell office:value-type="string" calcext:value-type="string">
            <text:p>ძველი-ქართულ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7ccb7c1b-1b74-42c6-8cf1-b0de00db4c29.jpg?v=169082416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4_e3bd24cb-9732-4ae8-83fb-5a1f7acd352c.jpg?v=1690824166</text:p>
          </table:table-cell>
          <table:table-cell office:value-type="string" calcext:value-type="string">
            <text:p>ძველი-ქართულ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4_e3bd24cb-9732-4ae8-83fb-5a1f7acd352c.jpg?v=1690824166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 calcext:value-type="string">
            <text:p>ბრტყელი</text:p>
          </table:table-cell>
          <table:table-cell office:value-type="string" calcext:value-type="string">
            <text:p>ახალი</text:p>
          </table:table-cell>
          <table:table-cell table:style-name="ce2" table:number-columns-repeated="2"/>
          <table:table-cell office:value-type="string" calcext:value-type="string">
            <text:p>წითელი</text:p>
          </table:table-cell>
          <table:table-cell office:value-type="string" calcext:value-type="string">
            <text:p>20x20x4.5</text:p>
          </table:table-cell>
          <table:table-cell office:value-type="string" calcext:value-type="string">
            <text:p>საქართველო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797/7723/5223/files/29f3c241ba418af89bf54d07d221cec8.jpg?v=1690824060</text:p>
          </table:table-cell>
          <table:table-cell office:value-type="string" calcext:value-type="string">
            <text:p>ახალი-ქართული-აგური-1</text:p>
          </table:table-cell>
          <table:table-cell office:value-type="string" calcext:value-type="string">
            <text:p>ქართული აგური - ახალი</text:p>
          </table:table-cell>
          <table:table-cell office:value-type="string" calcext:value-type="string">
            <text:p>&lt;span data-mce-fragment="1"&gt;გამოიყენება სამშენებლო სამუშაოებისთვის. საცალო ფასია 3.00ლ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ახალი ქართული აგური, ქართულ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0x20x4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64354839</text:p>
          </table:table-cell>
          <table:table-cell office:value-type="string" calcext:value-type="string">
            <text:p>https://cdn.shopify.com/s/files/1/0797/7723/5223/files/29f3c241ba418af89bf54d07d221cec8.jpg?v=16908240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4_744469ec-2f9d-4adb-82d2-0fb88f0f96c0.jpg?v=1690824060</text:p>
          </table:table-cell>
          <table:table-cell office:value-type="string" calcext:value-type="string">
            <text:p>ახალი-ქართული-აგური-1</text:p>
          </table:table-cell>
          <table:table-cell table:number-columns-repeated="24"/>
          <table:table-cell office:value-type="string" calcext:value-type="string">
            <text:p>https://cdn.shopify.com/s/files/1/0797/7723/5223/files/4_744469ec-2f9d-4adb-82d2-0fb88f0f96c0.jpg?v=169082406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მეორადი</text:p>
          </table:table-cell>
          <table:table-cell table:style-name="ce2" office:value-type="string" calcext:value-type="string">
            <text:p>კერამიკული</text:p>
          </table:table-cell>
          <table:table-cell table:style-name="ce2" office:value-type="string" calcext:value-type="string">
            <text:p>არაყინვაგამძლე</text:p>
          </table:table-cell>
          <table:table-cell office:value-type="string" calcext:value-type="string">
            <text:p>წითელი</text:p>
          </table:table-cell>
          <table:table-cell office:value-type="string" calcext:value-type="string">
            <text:p>19x4x4</text:p>
          </table:table-cell>
          <table:table-cell office:value-type="string" calcext:value-type="string">
            <text:p>საქართველო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https://cdn.shopify.com/s/files/1/0797/7723/5223/files/7c66480420481cf6632e3703d0108dc6.jpg?v=1690823398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აგური - ქართული - დახერხილი - 19x4x4</text:p>
          </table:table-cell>
          <table:table-cell office:value-type="string" calcext:value-type="string">
            <text:p>&lt;p&gt;&lt;span data-mce-fragment="1"&gt;დახერხილი ქართული აგური გამოიყენება სამშენებლო სამუშაოებისთვის (დაჭრა შეკვეთით) ფასი საცალოა.&lt;/span&gt;&lt;/p&gt;</text:p>
            <text:p>&lt;p&gt; &lt;/p&gt;</text:p>
            <text:p>&lt;p&gt;&lt;span data-mce-fragment="1"&gt;მხოლოდ თბილისის ფილიალში&lt;br&gt;აგური-მარ-მეო-კერ-19x4x4-ქარ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დახერხილი აგური, ქართულ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9x4x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40181015</text:p>
          </table:table-cell>
          <table:table-cell office:value-type="string" calcext:value-type="string">
            <text:p>https://cdn.shopify.com/s/files/1/0797/7723/5223/files/7c66480420481cf6632e3703d0108dc6.jpg?v=16908233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2eb38614-3032-4061-9440-e0b0e2dbf297.jpg?v=1690823398</text:p>
          </table:table-cell>
          <table:table-cell office:value-type="string" calcext:value-type="string">
            <text:p>დახერხილი-ქართულ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2eb38614-3032-4061-9440-e0b0e2dbf297.jpg?v=169082339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d2740378-224e-4a72-bf7d-08cfea62694a.jpg?v=1690823398</text:p>
          </table:table-cell>
          <table:table-cell office:value-type="string" calcext:value-type="string">
            <text:p>დახერხილი-ქართულ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d2740378-224e-4a72-bf7d-08cfea62694a.jpg?v=169082339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მეორადი</text:p>
          </table:table-cell>
          <table:table-cell office:value-type="string" calcext:value-type="string">
            <text:p>კერამიკული</text:p>
          </table:table-cell>
          <table:table-cell table:style-name="ce2" office:value-type="string" calcext:value-type="string">
            <text:p>არაყინვაგამძლე</text:p>
          </table:table-cell>
          <table:table-cell office:value-type="string" calcext:value-type="string">
            <text:p>წითელი</text:p>
          </table:table-cell>
          <table:table-cell office:value-type="string" calcext:value-type="string">
            <text:p>25x12x6.5</text:p>
          </table:table-cell>
          <table:table-cell office:value-type="string" calcext:value-type="string">
            <text:p>საქართველო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 office:value-type="string" calcext:value-type="string">
            <text:p>https://cdn.shopify.com/s/files/1/0797/7723/5223/files/91855117ccdddc4c25da0f0358fd4258.jpg?v=1690823244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ძველი აგური მეორადი</text:p>
          </table:table-cell>
          <table:table-cell office:value-type="string" calcext:value-type="string">
            <text:p>&lt;span data-mce-fragment="1"&gt;აგური გამოიყენება სამშენებლო სამუშაოებისთვის. ფასი საცალოა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დაძველებული აგური, მეორად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78970391</text:p>
          </table:table-cell>
          <table:table-cell office:value-type="string" calcext:value-type="string">
            <text:p>https://cdn.shopify.com/s/files/1/0797/7723/5223/files/91855117ccdddc4c25da0f0358fd4258.jpg?v=16908232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53a3db4b-a2b5-4460-8ec9-2e8752b189b5.jpg?v=1690823244</text:p>
          </table:table-cell>
          <table:table-cell office:value-type="string" calcext:value-type="string">
            <text:p>ძველი-აგური-მეორადი</text:p>
          </table:table-cell>
          <table:table-cell table:number-columns-repeated="24"/>
          <table:table-cell office:value-type="string" calcext:value-type="string">
            <text:p>https://cdn.shopify.com/s/files/1/0797/7723/5223/files/2_53a3db4b-a2b5-4460-8ec9-2e8752b189b5.jpg?v=169082324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a12d504e-8dca-45d1-8cbb-a7bd14a90d67.jpg?v=1690823244</text:p>
          </table:table-cell>
          <table:table-cell office:value-type="string" calcext:value-type="string">
            <text:p>ძველი-აგური-მეორადი</text:p>
          </table:table-cell>
          <table:table-cell table:number-columns-repeated="24"/>
          <table:table-cell office:value-type="string" calcext:value-type="string">
            <text:p>https://cdn.shopify.com/s/files/1/0797/7723/5223/files/3_a12d504e-8dca-45d1-8cbb-a7bd14a90d67.jpg?v=169082324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მეორადი</text:p>
          </table:table-cell>
          <table:table-cell table:style-name="ce2" office:value-type="string" calcext:value-type="string">
            <text:p>კერამიკული</text:p>
          </table:table-cell>
          <table:table-cell table:style-name="ce2"/>
          <table:table-cell office:value-type="string" calcext:value-type="string">
            <text:p>თეთრი</text:p>
          </table:table-cell>
          <table:table-cell office:value-type="string" calcext:value-type="string">
            <text:p>25x12x6.5</text:p>
          </table:table-cell>
          <table:table-cell office:value-type="string" calcext:value-type="string">
            <text:p>საქართველო</text:p>
          </table:table-cell>
          <table:table-cell office:value-type="string" calcext:value-type="string">
            <text:p>სილიკატის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ttps://cdn.shopify.com/s/files/1/0797/7723/5223/files/98e71f9a4f970d60221b2a6d8169436b.jpg?v=1690823112</text:p>
          </table:table-cell>
          <table:table-cell office:value-type="string" calcext:value-type="string">
            <text:p>თეთრი-მეორადი-აგური-სილიკატის</text:p>
          </table:table-cell>
          <table:table-cell office:value-type="string" calcext:value-type="string">
            <text:p>აგური - მეორადი - <text:s/>სილიკატის - 25x12x6.5 - თეთრი</text:p>
          </table:table-cell>
          <table:table-cell office:value-type="string" calcext:value-type="string">
            <text:p>&lt;span data-mce-fragment="1"&gt;აგური გამოიყენება სამშენებლო საქმიანობისათვის.. ფასი საცალოა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თეთრი აგური, თეთრი მეორადი აგური, მეორადი აგური, სილიკატის აგური, სილიკატის მეორად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28311063</text:p>
          </table:table-cell>
          <table:table-cell office:value-type="string" calcext:value-type="string">
            <text:p>https://cdn.shopify.com/s/files/1/0797/7723/5223/files/98e71f9a4f970d60221b2a6d8169436b.jpg?v=16908231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dcdddff9-a706-430d-86ed-75ad83602899.jpg?v=1690823112</text:p>
          </table:table-cell>
          <table:table-cell office:value-type="string" calcext:value-type="string">
            <text:p>თეთრი-მეორადი-აგური-სილიკატის</text:p>
          </table:table-cell>
          <table:table-cell table:number-columns-repeated="24"/>
          <table:table-cell office:value-type="string" calcext:value-type="string">
            <text:p>https://cdn.shopify.com/s/files/1/0797/7723/5223/files/2_dcdddff9-a706-430d-86ed-75ad83602899.jpg?v=169082311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 calcext:value-type="string">
            <text:p>ბრტყელი</text:p>
          </table:table-cell>
          <table:table-cell office:value-type="string" calcext:value-type="string">
            <text:p>მეორადი</text:p>
          </table:table-cell>
          <table:table-cell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თეთრი</text:p>
          </table:table-cell>
          <table:table-cell office:value-type="string" calcext:value-type="string">
            <text:p>4x20x7</text:p>
          </table:table-cell>
          <table:table-cell office:value-type="string" calcext:value-type="string">
            <text:p>საქართველო</text:p>
          </table:table-cell>
          <table:table-cell office:value-type="string" calcext:value-type="string">
            <text:p>დახერხილი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ttps://cdn.shopify.com/s/files/1/0797/7723/5223/files/4bcd9e04a192a3a2850eba9c21884f8e.jpg?v=1690822517</text:p>
          </table:table-cell>
          <table:table-cell office:value-type="string" calcext:value-type="string">
            <text:p>დახერხილი-ცეცხლგამძლე-აგური</text:p>
          </table:table-cell>
          <table:table-cell office:value-type="string" calcext:value-type="string">
            <text:p>აგური - დახერხილი - ცეცხლგამძლე - 4x20x7</text:p>
          </table:table-cell>
          <table:table-cell office:value-type="string" calcext:value-type="string">
            <text:p>&lt;span data-mce-fragment="1"&gt;დახერხილი ცეცხლგამძლე აგური გამოიყენება ბუხრების და ღუმელების ასაშენებლად (დაჭრა შეკვეთით)&lt;/span&gt;&lt;br data-mce-fragment="1"&gt;&lt;span class="masha_index masha_index6" rel="6" data-mce-fragment="1"&gt;&lt;/span&gt;&lt;span data-mce-fragment="1"&gt;ქვეყანა: საქართველო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დახერხილი ცეცხლგამძლე აგური, ცეცხლგამძლე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x20x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71901463</text:p>
          </table:table-cell>
          <table:table-cell office:value-type="string" calcext:value-type="string">
            <text:p>https://cdn.shopify.com/s/files/1/0797/7723/5223/files/4bcd9e04a192a3a2850eba9c21884f8e.jpg?v=16908225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7b77a4fa-2ce8-48b3-bb52-620b1db4ee29.jpg?v=1690822518</text:p>
          </table:table-cell>
          <table:table-cell office:value-type="string" calcext:value-type="string">
            <text:p>დახერხილი-ცეცხლგამძლე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7b77a4fa-2ce8-48b3-bb52-620b1db4ee29.jpg?v=169082251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/>
          <table:table-cell table:style-name="ce3" office:value-type="string" calcext:value-type="string">
            <text:p>მართკუთხა</text:p>
          </table:table-cell>
          <table:table-cell table:style-name="ce2" table:number-columns-repeated="3"/>
          <table:table-cell office:value-type="string" calcext:value-type="string">
            <text:p>წითელი</text:p>
          </table:table-cell>
          <table:table-cell office:value-type="string" calcext:value-type="string">
            <text:p>25x12x13</text:p>
          </table:table-cell>
          <table:table-cell office:value-type="string" calcext:value-type="string">
            <text:p>საქართველო</text:p>
          </table:table-cell>
          <table:table-cell office:value-type="string" calcext:value-type="string">
            <text:p>მეტეხის ფასადი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797/7723/5223/files/v1.png?v=1690821763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მეტეხის ფასადის აგური</text:p>
          </table:table-cell>
          <table:table-cell office:value-type="string" calcext:value-type="string">
            <text:p>&lt;span data-mce-fragment="1"&gt;მეტეხის აგური გამოიყენება ფასადის მოსაპირკეთებელი სამუშაოებისთვის&lt;/span&gt;&lt;br data-mce-fragment="1"&gt;&lt;span class="masha_index masha_index6" rel="6" data-mce-fragment="1"&gt;&lt;/span&gt;&lt;span data-mce-fragment="1"&gt;საცალო ფასი 2 ლარია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მეტეხის აგური, ფასადის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16008215</text:p>
          </table:table-cell>
          <table:table-cell office:value-type="string" calcext:value-type="string">
            <text:p>https://cdn.shopify.com/s/files/1/0797/7723/5223/files/v1.png?v=16908217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v3.png?v=1690821763</text:p>
          </table:table-cell>
          <table:table-cell office:value-type="string" calcext:value-type="string">
            <text:p>მეტეხის-ფასადის-აგური-1</text:p>
          </table:table-cell>
          <table:table-cell table:number-columns-repeated="24"/>
          <table:table-cell office:value-type="string" calcext:value-type="string">
            <text:p>https://cdn.shopify.com/s/files/1/0797/7723/5223/files/v3.png?v=1690821763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v2.png?v=1690821764</text:p>
          </table:table-cell>
          <table:table-cell office:value-type="string" calcext:value-type="string">
            <text:p>მეტეხის-ფასადის-აგური-1</text:p>
          </table:table-cell>
          <table:table-cell table:number-columns-repeated="24"/>
          <table:table-cell office:value-type="string" calcext:value-type="string">
            <text:p>https://cdn.shopify.com/s/files/1/0797/7723/5223/files/v2.png?v=169082176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table:style-name="ce2" table:number-columns-repeated="3"/>
          <table:table-cell office:value-type="string" calcext:value-type="string">
            <text:p>წითელი</text:p>
          </table:table-cell>
          <table:table-cell office:value-type="string" calcext:value-type="string">
            <text:p>25x12x6.5</text:p>
          </table:table-cell>
          <table:table-cell office:value-type="string" calcext:value-type="string">
            <text:p>საქართველო</text:p>
          </table:table-cell>
          <table:table-cell office:value-type="string" calcext:value-type="string">
            <text:p>მეტეხის ფასადი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797/7723/5223/files/c70008b182642b444b55cbe99736cc40.png?v=1690821425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მეტეხის ფასადის აგური</text:p>
          </table:table-cell>
          <table:table-cell office:value-type="string" calcext:value-type="string">
            <text:p>&lt;span data-mce-fragment="1"&gt;მეტეხის აგური გამოიყენება ფასადის მოსაპირკეთებელი სამუშაოებისთვის&lt;/span&gt;&lt;br data-mce-fragment="1"&gt;&lt;span class="masha_index masha_index6" rel="6" data-mce-fragment="1"&gt;&lt;/span&gt;&lt;span data-mce-fragment="1"&gt;საცალო ფასი: 1ლ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მეტეხის აგურიო, მეტეხის ფასადის აგური, ფასადის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75662871</text:p>
          </table:table-cell>
          <table:table-cell office:value-type="string" calcext:value-type="string">
            <text:p>https://cdn.shopify.com/s/files/1/0797/7723/5223/files/c70008b182642b444b55cbe99736cc40.png?v=16908214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99f47713-ae98-4c01-b13f-b00e73d3b81a.png?v=1690821426</text:p>
          </table:table-cell>
          <table:table-cell office:value-type="string" calcext:value-type="string">
            <text:p>მეტეხის-ფასადის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99f47713-ae98-4c01-b13f-b00e73d3b81a.png?v=169082142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40775ec9-fa53-4e6e-9cc1-6be254e237df.png?v=1690821426</text:p>
          </table:table-cell>
          <table:table-cell office:value-type="string" calcext:value-type="string">
            <text:p>მეტეხის-ფასადის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40775ec9-fa53-4e6e-9cc1-6be254e237df.png?v=1690821426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table:style-name="ce2"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წითელი</text:p>
          </table:table-cell>
          <table:table-cell office:value-type="string" calcext:value-type="string">
            <text:p>21.5x6x5.5</text:p>
          </table:table-cell>
          <table:table-cell office:value-type="string" calcext:value-type="string">
            <text:p>ირანი</text:p>
          </table:table-cell>
          <table:table-cell office:value-type="string" calcext:value-type="string">
            <text:p>ფასადის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ttps://cdn.shopify.com/s/files/1/0797/7723/5223/files/3b9e32e0b1aa51137d54ec0ce30771f2.png?v=1690821087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აგური - ფასადის - ირანული</text:p>
          </table:table-cell>
          <table:table-cell office:value-type="string" calcext:value-type="string">
            <text:p>&lt;p&gt;&lt;span data-mce-fragment="1"&gt;გამოიყენება სამშენებლო სამუშაოებისთვის.&lt;/span&gt;&lt;/p&gt;</text:p>
            <text:p>&lt;p&gt; 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ირანული აგური, ირანული ფასადის აგური, ფასადის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1.5x6x5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43181847</text:p>
          </table:table-cell>
          <table:table-cell office:value-type="string" calcext:value-type="string">
            <text:p>https://cdn.shopify.com/s/files/1/0797/7723/5223/files/3b9e32e0b1aa51137d54ec0ce30771f2.png?v=16908210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cba6255b-6756-4ada-8937-ba224f281d55.png?v=1690821087</text:p>
          </table:table-cell>
          <table:table-cell office:value-type="string" calcext:value-type="string">
            <text:p>ირანული-ფასადის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cba6255b-6756-4ada-8937-ba224f281d55.png?v=169082108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7a9b5e1c-c898-44f3-9080-073b93730013.png?v=1690821087</text:p>
          </table:table-cell>
          <table:table-cell office:value-type="string" calcext:value-type="string">
            <text:p>ირანული-ფასადის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7a9b5e1c-c898-44f3-9080-073b93730013.png?v=1690821087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4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თეთრი</text:p>
          </table:table-cell>
          <table:table-cell office:value-type="string" calcext:value-type="string">
            <text:p>23x11.4x6.5</text:p>
          </table:table-cell>
          <table:table-cell office:value-type="string" calcext:value-type="string">
            <text:p>რუსეთი</text:p>
          </table:table-cell>
          <table:table-cell table:style-name="ce2" office:value-type="string" calcext:value-type="string">
            <text:p>ბუხრის ასაშენებლად (დეკორატიული)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ttps://cdn.shopify.com/s/files/1/0797/7723/5223/files/d10bd48536827c6e59690ef99bc476e6.png?v=1690820969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რუსული ცეცხლგამძლე აგური</text:p>
          </table:table-cell>
          <table:table-cell office:value-type="string" calcext:value-type="string">
            <text:p>&lt;span data-mce-fragment="1"&gt;ახალი ცეცხლგამძლე აგური, გამოიყენება ბუხრების ასაშენებლად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ი, რუსლი ცეცხლგამძლე აგური, რუსული აგური, ცეცხლგამძლე აგ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.4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05728023</text:p>
          </table:table-cell>
          <table:table-cell office:value-type="string" calcext:value-type="string">
            <text:p>https://cdn.shopify.com/s/files/1/0797/7723/5223/files/d10bd48536827c6e59690ef99bc476e6.png?v=16908209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e4e13d51-52a4-464f-bd31-d3257febc20b.png?v=1690820969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e4e13d51-52a4-464f-bd31-d3257febc20b.png?v=169082096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e26d5a4c-ba6b-4ee7-bdb8-ad41538f7f4f.jpg?v=1690820970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e26d5a4c-ba6b-4ee7-bdb8-ad41538f7f4f.jpg?v=1690820970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3">
          <table:table-cell table:number-columns-repeated="9"/>
          <table:table-cell office:value-type="float" office:value="250" calcext:value-type="float">
            <text:p>250</text:p>
          </table:table-cell>
          <table:table-cell office:value-type="string" calcext:value-type="string">
            <text:p>https://cdn.shopify.com/s/files/1/0797/7723/5223/files/400.png?v=1690820668</text:p>
          </table:table-cell>
          <table:table-cell office:value-type="string" calcext:value-type="string">
            <text:p>აგურის-საჭრელი-ხერხის-პირი-400დმ</text:p>
          </table:table-cell>
          <table:table-cell office:value-type="string" calcext:value-type="string">
            <text:p>ხერხის პირი - ქვის/აგურის საჭრელი - 400მმ დიამეტრი</text:p>
          </table:table-cell>
          <table:table-cell office:value-type="string" calcext:value-type="string">
            <text:p>&lt;span data-mce-fragment="1"&gt;საშუალო ჭრა: 11 000 ნაჭერ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Tool Accessories &gt; Tool Blades &gt; Saw Blades</text:p>
          </table:table-cell>
          <table:table-cell office:value-type="string" calcext:value-type="string">
            <text:p>saw blades</text:p>
          </table:table-cell>
          <table:table-cell office:value-type="string" calcext:value-type="string">
            <text:p>აგურის საჭრელი ხერხის პირები, მეტალის ხერხის პირები, მეტალის ხერხის პირი, ხერხის პირები, ხერხის პი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350 დ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54151191</text:p>
          </table:table-cell>
          <table:table-cell office:value-type="string" calcext:value-type="string">
            <text:p>https://cdn.shopify.com/s/files/1/0797/7723/5223/files/400.png?v=16908206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9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აგურის-საჭრელი-ხერხის-პირი-400დმ</text:p>
          </table:table-cell>
          <table:table-cell table:number-columns-repeated="8"/>
          <table:table-cell office:value-type="string" calcext:value-type="string">
            <text:p>400 დ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5418395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ფორმა</text:p>
          </table:table-cell>
          <table:table-cell office:value-type="string" calcext:value-type="string">
            <text:p>ახალი</text:p>
          </table:table-cell>
          <table:table-cell table:style-name="ce2"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წითელი</text:p>
          </table:table-cell>
          <table:table-cell table:style-name="ce2"/>
          <table:table-cell office:value-type="string" calcext:value-type="string">
            <text:p>ირანი</text:p>
          </table:table-cell>
          <table:table-cell office:value-type="string" calcext:value-type="string">
            <text:p>კუთხეების გამოსაყვანად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ttps://cdn.shopify.com/s/files/1/0797/7723/5223/files/L.png?v=1690820501</text:p>
          </table:table-cell>
          <table:table-cell office:value-type="string" calcext:value-type="string">
            <text:p>ირანული-l-ფორმა</text:p>
          </table:table-cell>
          <table:table-cell office:value-type="string" calcext:value-type="string">
            <text:p>აგური - L ფორმა - ირანული</text:p>
          </table:table-cell>
          <table:table-cell office:value-type="string" calcext:value-type="string">
            <text:p>&lt;p&gt;&lt;span data-mce-fragment="1"&gt;გამოიყენება აგურის კუთხეების გამოსაყვანად, საცალო ფასია 1.50ლ&lt;/span&gt;&lt;/p&gt;</text:p>
            <text:p>&lt;p&gt; &lt;/p&gt;</text:p>
            <text:p>&lt;p&gt;&lt;span data-mce-fragment="1"&gt;მხოლოდ თბილისის ფილიალებ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L ფორმა, აგურები, აგური, კერამიკის ფორმა, ლ ფორმა, ორანული L ფორმა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20203543</text:p>
          </table:table-cell>
          <table:table-cell office:value-type="string" calcext:value-type="string">
            <text:p>https://cdn.shopify.com/s/files/1/0797/7723/5223/files/L.png?v=16908205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L_2.png?v=1690820501</text:p>
          </table:table-cell>
          <table:table-cell office:value-type="string" calcext:value-type="string">
            <text:p>ირანული-l-ფორმა</text:p>
          </table:table-cell>
          <table:table-cell table:number-columns-repeated="24"/>
          <table:table-cell office:value-type="string" calcext:value-type="string">
            <text:p>https://cdn.shopify.com/s/files/1/0797/7723/5223/files/L_2.png?v=169082050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5">
          <table:table-cell/>
          <table:table-cell office:value-type="string" calcext:value-type="string">
            <text:p>ბრტყელი</text:p>
          </table:table-cell>
          <table:table-cell office:value-type="string" calcext:value-type="string">
            <text:p>ახალი</text:p>
          </table:table-cell>
          <table:table-cell table:style-name="ce2" table:number-columns-repeated="2"/>
          <table:table-cell office:value-type="string" calcext:value-type="string">
            <text:p>წითელი</text:p>
          </table:table-cell>
          <table:table-cell office:value-type="string" calcext:value-type="string">
            <text:p>20x20</text:p>
          </table:table-cell>
          <table:table-cell office:value-type="string" calcext:value-type="string">
            <text:p>ირანი</text:p>
          </table:table-cell>
          <table:table-cell office:value-type="string" calcext:value-type="string">
            <text:p>კედელზე გასაკრავი, ფილ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797/7723/5223/files/2_4cfb3bc6-1b4a-41e2-bfff-9b1cef4212ca.png?v=1690820357</text:p>
          </table:table-cell>
          <table:table-cell office:value-type="string" calcext:value-type="string">
            <text:p>ირანული-აგურის-ფილა</text:p>
          </table:table-cell>
          <table:table-cell office:value-type="string" calcext:value-type="string">
            <text:p>აგური - ბრტყელი - ახალი - ირანული</text:p>
          </table:table-cell>
          <table:table-cell office:value-type="string" calcext:value-type="string">
            <text:p>&lt;div class="shida-7" data-mce-fragment="1"&gt;</text:p>
            <text:p>&lt;p data-mce-fragment="1"&gt;გამოიყენება იატაკზე ან კედელზე გასაკრავად, საცალო ფასი 2 ლარი&lt;/p&gt;</text:p>
            <text:p>&lt;/div&gt;</text:p>
            <text:p>&lt;div class="shida-8" data-mce-fragment="1"&gt;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აგურის ფილა, ირანული აგურის ფილა, ფილებ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0x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90351895</text:p>
          </table:table-cell>
          <table:table-cell office:value-type="string" calcext:value-type="string">
            <text:p>https://cdn.shopify.com/s/files/1/0797/7723/5223/files/2_4cfb3bc6-1b4a-41e2-bfff-9b1cef4212ca.png?v=16908203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6bf8800e6a838037244b5a84751514f6.png?v=1690820357</text:p>
          </table:table-cell>
          <table:table-cell office:value-type="string" calcext:value-type="string">
            <text:p>ირანული-აგურის-ფილა</text:p>
          </table:table-cell>
          <table:table-cell table:number-columns-repeated="24"/>
          <table:table-cell office:value-type="string" calcext:value-type="string">
            <text:p>https://cdn.shopify.com/s/files/1/0797/7723/5223/files/6bf8800e6a838037244b5a84751514f6.png?v=169082035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table:style-name="ce2" table:number-columns-repeated="2"/>
          <table:table-cell office:value-type="string" calcext:value-type="string">
            <text:p>წითელი</text:p>
          </table:table-cell>
          <table:table-cell office:value-type="string" calcext:value-type="string">
            <text:p>21.5x10x5.5</text:p>
          </table:table-cell>
          <table:table-cell office:value-type="string" calcext:value-type="string">
            <text:p>ირანი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https://cdn.shopify.com/s/files/1/0797/7723/5223/files/bda8547b85bff0aa0d84676a3cc7c29a.png?v=1690820242</text:p>
          </table:table-cell>
          <table:table-cell office:value-type="string" calcext:value-type="string">
            <text:p>ირანული-აგური</text:p>
          </table:table-cell>
          <table:table-cell office:value-type="string" calcext:value-type="string">
            <text:p>აგური - ახალი - ირანული</text:p>
          </table:table-cell>
          <table:table-cell office:value-type="string" calcext:value-type="string">
            <text:p>&lt;span data-mce-fragment="1"&gt;გამოიყენება სამშენებლო სამუშაოებისთვის... ფასი ცალობით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ირანულ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1.5x10x5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66201879</text:p>
          </table:table-cell>
          <table:table-cell office:value-type="string" calcext:value-type="string">
            <text:p>https://cdn.shopify.com/s/files/1/0797/7723/5223/files/bda8547b85bff0aa0d84676a3cc7c29a.png?v=16908202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მეორადი</text:p>
          </table:table-cell>
          <table:table-cell table:style-name="ce2"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თეთრი</text:p>
          </table:table-cell>
          <table:table-cell office:value-type="string" calcext:value-type="string">
            <text:p>23x6.5x11.5</text:p>
          </table:table-cell>
          <table:table-cell table:style-name="ce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797/7723/5223/files/2_4db19acf-e9b3-4d80-9887-8098ad5cf65f.jpg?v=1690819938</text:p>
          </table:table-cell>
          <table:table-cell office:value-type="string" calcext:value-type="string">
            <text:p>მეორადი-ცეცხლგამძლე-აგური</text:p>
          </table:table-cell>
          <table:table-cell office:value-type="string" calcext:value-type="string">
            <text:p>მეორადი ცეცხლგამძლე აგური</text:p>
          </table:table-cell>
          <table:table-cell office:value-type="string" calcext:value-type="string">
            <text:p>&lt;div class="shida-7" data-mce-fragment="1"&gt;</text:p>
            <text:p>&lt;p data-mce-fragment="1"&gt;მეორადი ცეცხლგამძლე აგური. საცალო ფასი 3 ლარიდან ზევით.&lt;/p&gt;</text:p>
            <text:p>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მეორადი ცეცხლგამძლე აგური, ცეცხლგამძლე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6.5x11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80677399</text:p>
          </table:table-cell>
          <table:table-cell office:value-type="string" calcext:value-type="string">
            <text:p>https://cdn.shopify.com/s/files/1/0797/7723/5223/files/2_4db19acf-e9b3-4d80-9887-8098ad5cf65f.jpg?v=16908199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790d088012869c32fc7d8a42de7f57c7.jpg?v=1690819938</text:p>
          </table:table-cell>
          <table:table-cell office:value-type="string" calcext:value-type="string">
            <text:p>მეორადი-ცეცხლგამძლე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790d088012869c32fc7d8a42de7f57c7.jpg?v=169081993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ართკუთხა</text:p>
          </table:table-cell>
          <table:table-cell table:style-name="ce2" office:value-type="string" calcext:value-type="string">
            <text:p>მეორადი</text:p>
          </table:table-cell>
          <table:table-cell table:style-name="ce2" table:number-columns-repeated="2"/>
          <table:table-cell office:value-type="string" calcext:value-type="string">
            <text:p>წითელი</text:p>
          </table:table-cell>
          <table:table-cell office:value-type="string" calcext:value-type="string">
            <text:p>24x12x6</text:p>
          </table:table-cell>
          <table:table-cell office:value-type="string" calcext:value-type="string">
            <text:p>საქართველო</text:p>
          </table:table-cell>
          <table:table-cell office:value-type="string" calcext:value-type="string">
            <text:p>კახურ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797/7723/5223/files/2_eb6d7f56-6b95-4195-94c8-24b1463daa33.jpg?v=1690819784</text:p>
          </table:table-cell>
          <table:table-cell office:value-type="string" calcext:value-type="string">
            <text:p>კახური-აგური</text:p>
          </table:table-cell>
          <table:table-cell office:value-type="string" calcext:value-type="string">
            <text:p>აგური - ქართული (კახური)</text:p>
          </table:table-cell>
          <table:table-cell office:value-type="string" calcext:value-type="string">
            <text:p>&lt;p&gt;&lt;span data-mce-fragment="1"&gt;გამოიყენება სამშენებლო სამუშაოებისთვის. კახური აგური.&lt;/span&gt;&lt;/p&gt;</text:p>
            <text:p>&lt;p&gt; 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კახურ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4x12x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34572823</text:p>
          </table:table-cell>
          <table:table-cell office:value-type="string" calcext:value-type="string">
            <text:p>https://cdn.shopify.com/s/files/1/0797/7723/5223/files/2_eb6d7f56-6b95-4195-94c8-24b1463daa33.jpg?v=16908197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5dd40bcdd67207c35ede3d4d44a4234c.jpg?v=1690819784</text:p>
          </table:table-cell>
          <table:table-cell office:value-type="string" calcext:value-type="string">
            <text:p>კახურ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5dd40bcdd67207c35ede3d4d44a4234c.jpg?v=169081978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4">
          <table:table-cell table:number-columns-repeated="9"/>
          <table:table-cell office:value-type="float" office:value="300" calcext:value-type="float">
            <text:p>300</text:p>
          </table:table-cell>
          <table:table-cell office:value-type="string" calcext:value-type="string">
            <text:p>https://cdn.shopify.com/s/files/1/0797/7723/5223/files/f6680219dcdfc3f98f7990442ced4415.jpg?v=1690739315</text:p>
          </table:table-cell>
          <table:table-cell office:value-type="string" calcext:value-type="string">
            <text:p>აგურის-საჭრელი-ხერხი-ლაზერული-შედუღებით</text:p>
          </table:table-cell>
          <table:table-cell office:value-type="string" calcext:value-type="string">
            <text:p>ხერხის პირი - ქვის/აგურის საჭრელი - ლაზერული შედუღებით - 350მმ დიამეტრი</text:p>
          </table:table-cell>
          <table:table-cell office:value-type="string" calcext:value-type="string">
            <text:p>&lt;p&gt;&lt;span data-mce-fragment="1"&gt;შიდა გულის დიამეტრის ზომა 25.4მმ&lt;/span&gt;&lt;/p&gt;</text:p>
            <text:p>&lt;p&gt;&lt;span data-mce-fragment="1"&gt;გარე გულის დიამეტრის ზომა 350 მმ&lt;/span&gt;&lt;/p&gt;</text:p>
            <text:p>&lt;p&gt;&lt;span data-mce-fragment="1"&gt;ალმასის ზომები 40*15*3მმ&lt;/span&gt;&lt;/p&gt;</text:p>
            <text:p>&lt;p&gt; &lt;/p&gt;</text:p>
            <text:p>&lt;p&gt;&lt;span data-mce-fragment="1"&gt;გამოირჩევა მაღალი სიმტკიცით. 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Tool Accessories &gt; Tool Blades &gt; Saw Blades</text:p>
          </table:table-cell>
          <table:table-cell office:value-type="string" calcext:value-type="string">
            <text:p>saw blades</text:p>
          </table:table-cell>
          <table:table-cell office:value-type="string" calcext:value-type="string">
            <text:p>ლაზერული ხერხის პირი, ხერხის პირებ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0x15x3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19069719</text:p>
          </table:table-cell>
          <table:table-cell office:value-type="string" calcext:value-type="string">
            <text:p>https://cdn.shopify.com/s/files/1/0797/7723/5223/files/f6680219dcdfc3f98f7990442ced4415.jpg?v=16907393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table:style-name="ce2" table:number-columns-repeated="2"/>
          <table:table-cell office:value-type="string" calcext:value-type="string">
            <text:p>თეთრი</text:p>
          </table:table-cell>
          <table:table-cell table:style-name="Default" office:value-type="string" calcext:value-type="string">
            <text:p>23x11x7</text:p>
          </table:table-cell>
          <table:table-cell office:value-type="string" calcext:value-type="string">
            <text:p>ირანი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https://cdn.shopify.com/s/files/1/0797/7723/5223/files/26190db2b87993a92aa926c1073b3650.png?v=1690738752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აგური - კერამიკული - ირანული</text:p>
          </table:table-cell>
          <table:table-cell office:value-type="string" calcext:value-type="string">
            <text:p>&lt;span data-mce-fragment="1"&gt;გამოიყენება სამშენებლო საფასადე სამუშაოებისთვის. გამოირჩება სიმსუბუქით ერთი ცალის წონა 1.8კგ. საცალო ფასია 1-1.5 ლარი, ზომის მიხედვით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ირანული აგური, ირანული კერამიკული აგური, კერამიკულ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x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22822167</text:p>
          </table:table-cell>
          <table:table-cell office:value-type="string" calcext:value-type="string">
            <text:p>https://cdn.shopify.com/s/files/1/0797/7723/5223/files/26190db2b87993a92aa926c1073b3650.png?v=16907387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table:style-name="ce2" table:number-columns-repeated="2"/>
          <table:table-cell office:value-type="string" calcext:value-type="string">
            <text:p>თეთრი</text:p>
          </table:table-cell>
          <table:table-cell office:value-type="string" calcext:value-type="string">
            <text:p>21.5x10x5.5</text:p>
          </table:table-cell>
          <table:table-cell office:value-type="string" calcext:value-type="string">
            <text:p>ირანი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797/7723/5223/files/2_0daea779-7ac5-49d2-8f02-427a066b0091.png?v=1690738752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table:number-columns-repeated="8"/>
          <table:table-cell office:value-type="string" calcext:value-type="string">
            <text:p>21.5x10x5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70827287</text:p>
          </table:table-cell>
          <table:table-cell office:value-type="string" calcext:value-type="string">
            <text:p>https://cdn.shopify.com/s/files/1/0797/7723/5223/files/2_0daea779-7ac5-49d2-8f02-427a066b0091.png?v=1690738752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c087ee4e-695c-4cfa-a86c-1743f05a27c4.jpg?v=1690738752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c087ee4e-695c-4cfa-a86c-1743f05a27c4.jpg?v=1690738752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ბრტყელი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წითელი</text:p>
          </table:table-cell>
          <table:table-cell office:value-type="string" calcext:value-type="string">
            <text:p>26x5x2.5</text:p>
          </table:table-cell>
          <table:table-cell table:style-name="ce2"/>
          <table:table-cell office:value-type="string" calcext:value-type="string">
            <text:p>ფასადის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ttps://cdn.shopify.com/s/files/1/0797/7723/5223/files/3.png?v=1690738552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ცეცხლგამძლე ფილა</text:p>
          </table:table-cell>
          <table:table-cell office:value-type="string" calcext:value-type="string">
            <text:p>&lt;span&gt;გამოიყენება როგორც საფასადეთ ასევე გამოირჩევა ცეცხლგამძლეობით 1400 გრადუს ტემპერატურაზე.&lt;/span&gt;&lt;br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ფილა, ცეცხლგამძლ ფილა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6x5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17767959</text:p>
          </table:table-cell>
          <table:table-cell office:value-type="string" calcext:value-type="string">
            <text:p>https://cdn.shopify.com/s/files/1/0797/7723/5223/files/3.png?v=16907385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306d41c8-b8b3-4d2b-a204-70084bc4604b.png?v=1690738552</text:p>
          </table:table-cell>
          <table:table-cell office:value-type="string" calcext:value-type="string">
            <text:p>ცეცხლგამძლე-ფილა</text:p>
          </table:table-cell>
          <table:table-cell table:number-columns-repeated="24"/>
          <table:table-cell office:value-type="string" calcext:value-type="string">
            <text:p>https://cdn.shopify.com/s/files/1/0797/7723/5223/files/2_306d41c8-b8b3-4d2b-a204-70084bc4604b.png?v=169073855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9ecede0f86d54ef7864269cd7faa398c.png?v=1690738553</text:p>
          </table:table-cell>
          <table:table-cell office:value-type="string" calcext:value-type="string">
            <text:p>ცეცხლგამძლე-ფილა</text:p>
          </table:table-cell>
          <table:table-cell table:number-columns-repeated="24"/>
          <table:table-cell office:value-type="string" calcext:value-type="string">
            <text:p>https://cdn.shopify.com/s/files/1/0797/7723/5223/files/9ecede0f86d54ef7864269cd7faa398c.png?v=1690738553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კერამიკული</text:p>
          </table:table-cell>
          <table:table-cell table:style-name="ce2"/>
          <table:table-cell office:value-type="string" calcext:value-type="string">
            <text:p>წითელი</text:p>
          </table:table-cell>
          <table:table-cell office:value-type="string" calcext:value-type="string">
            <text:p>23x11x7</text:p>
          </table:table-cell>
          <table:table-cell table:style-name="ce2"/>
          <table:table-cell office:value-type="string" calcext:value-type="string">
            <text:p>ფასადის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ttps://cdn.shopify.com/s/files/1/0797/7723/5223/files/0ebb2740574f2ce1ce32548b7dcfaa61.png?v=1690738419</text:p>
          </table:table-cell>
          <table:table-cell office:value-type="string" calcext:value-type="string">
            <text:p>წითელი-კერამიკული-აგური</text:p>
          </table:table-cell>
          <table:table-cell office:value-type="string" calcext:value-type="string">
            <text:p>წითელი კერამიკული აგური</text:p>
          </table:table-cell>
          <table:table-cell office:value-type="string" calcext:value-type="string">
            <text:p>&lt;span data-mce-fragment="1"&gt;გამოიყენება საფასადე სამუშაოებისთვის. გამოირჩევა სიმსუბუქით და გამძლეობით. საცალო ფასია 2.50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კერამიკული აგური, წითელი კერამიკულ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x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01941015</text:p>
          </table:table-cell>
          <table:table-cell office:value-type="string" calcext:value-type="string">
            <text:p>https://cdn.shopify.com/s/files/1/0797/7723/5223/files/0ebb2740574f2ce1ce32548b7dcfaa61.png?v=16907384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9eac0c58-a40c-4d3f-828e-783599ffb46e.jpg?v=1690738419</text:p>
          </table:table-cell>
          <table:table-cell office:value-type="string" calcext:value-type="string">
            <text:p>წითელი-კერამიკულ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9eac0c58-a40c-4d3f-828e-783599ffb46e.jpg?v=169073841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შინდისფერი</text:p>
          </table:table-cell>
          <table:table-cell office:value-type="string" calcext:value-type="string">
            <text:p>23x11.4x6</text:p>
          </table:table-cell>
          <table:table-cell office:value-type="string" calcext:value-type="string">
            <text:p>ირანი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797/7723/5223/files/3_d1097167-692c-4f8a-80f0-5454be8c6e78.jpg?v=1690737363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აგური - ცეცხლგამძლე - ირანული</text:p>
          </table:table-cell>
          <table:table-cell office:value-type="string" calcext:value-type="string">
            <text:p>&lt;span data-mce-fragment="1"&gt;გამოიყენება ბუხრებში, ღუმელებში, სამწვადეებში, თონეებში. მაქსიმალური გამძლეობა 1400 გრადუსი. გვაქვს 2 ფერის, როგორც ჩანს სურათზე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ირანული აგური, ირანული ცეცხლგამძლე აგური, ცეცხლგამძლე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.4x6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შინდისფერი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61809175</text:p>
          </table:table-cell>
          <table:table-cell office:value-type="string" calcext:value-type="string">
            <text:p>https://cdn.shopify.com/s/files/1/0797/7723/5223/files/3_d1097167-692c-4f8a-80f0-5454be8c6e78.jpg?v=16907373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სტაფილოსფერი</text:p>
          </table:table-cell>
          <table:table-cell office:value-type="string" calcext:value-type="string">
            <text:p>23x11.4x6</text:p>
          </table:table-cell>
          <table:table-cell office:value-type="string" calcext:value-type="string">
            <text:p>ირანი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797/7723/5223/files/7a0b348e7e4c7f0869f0cb7ed6aac84a.png?v=1690737364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table:number-columns-repeated="8"/>
          <table:table-cell office:value-type="string" calcext:value-type="string">
            <text:p>23x11.4x6</text:p>
          </table:table-cell>
          <table:table-cell/>
          <table:table-cell office:value-type="string" calcext:value-type="string">
            <text:p>სტაფილოსფერი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32209431</text:p>
          </table:table-cell>
          <table:table-cell office:value-type="string" calcext:value-type="string">
            <text:p>https://cdn.shopify.com/s/files/1/0797/7723/5223/files/7a0b348e7e4c7f0869f0cb7ed6aac84a.png?v=1690737364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47fbf4a5-8d73-4c8a-a9e2-a6339b17928a.jpg?v=1690737364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47fbf4a5-8d73-4c8a-a9e2-a6339b17928a.jpg?v=169073736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5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ცეცხლგამძლე</text:p>
          </table:table-cell>
          <table:table-cell office:value-type="string" calcext:value-type="string">
            <text:p>ყინვაგამძლე</text:p>
          </table:table-cell>
          <table:table-cell office:value-type="string" calcext:value-type="string">
            <text:p>შინდისფერი</text:p>
          </table:table-cell>
          <table:table-cell office:value-type="string" calcext:value-type="string">
            <text:p>25x12x6.5</text:p>
          </table:table-cell>
          <table:table-cell table:style-name="ce2" office:value-type="string" calcext:value-type="string">
            <text:p>უკრაინა</text:p>
          </table:table-cell>
          <table:table-cell office:value-type="string" calcext:value-type="string">
            <text:p>კლინკერული, 350 მარკიანი, ფასადი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797/7723/5223/files/1d3303f1585081a55b914a80ee62c80f.png?v=1690737243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აგური - ფასადის - კლინკერის - 350 მარკიანი</text:p>
          </table:table-cell>
          <table:table-cell office:value-type="string" calcext:value-type="string">
            <text:p>&lt;span data-mce-fragment="1"&gt;ფასადის კლინკერული აგური გამოირჩევა მაღალი სიმტკიცით, ყინვა და ცეცხლგამძლეობით. არის 350 მარკიან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კლინკერული აგური, ფასადის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350 მარკიანი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50799127</text:p>
          </table:table-cell>
          <table:table-cell office:value-type="string" calcext:value-type="string">
            <text:p>https://cdn.shopify.com/s/files/1/0797/7723/5223/files/1d3303f1585081a55b914a80ee62c80f.png?v=16907372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b63d1cab-ba47-4b50-9ea2-fcdf964a1a73.jpg?v=1690737243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table:number-columns-repeated="24"/>
          <table:table-cell office:value-type="string" calcext:value-type="string">
            <text:p>https://cdn.shopify.com/s/files/1/0797/7723/5223/files/3_b63d1cab-ba47-4b50-9ea2-fcdf964a1a73.jpg?v=1690737243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4_736b5a2d-0cb1-44de-81df-531dc6ca6df9.jpg?v=1690737243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table:number-columns-repeated="24"/>
          <table:table-cell office:value-type="string" calcext:value-type="string">
            <text:p>https://cdn.shopify.com/s/files/1/0797/7723/5223/files/4_736b5a2d-0cb1-44de-81df-531dc6ca6df9.jpg?v=1690737243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5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table:style-name="ce2" office:value-type="string" calcext:value-type="string">
            <text:p>ცეცხლგამძლე</text:p>
          </table:table-cell>
          <table:table-cell table:style-name="ce2" office:value-type="string" calcext:value-type="string">
            <text:p>ყინვაგამძლე</text:p>
          </table:table-cell>
          <table:table-cell office:value-type="string" calcext:value-type="string">
            <text:p>ცისფერი</text:p>
          </table:table-cell>
          <table:table-cell table:style-name="ce2"/>
          <table:table-cell office:value-type="string" calcext:value-type="string">
            <text:p>უკრაინა</text:p>
          </table:table-cell>
          <table:table-cell office:value-type="string" calcext:value-type="string">
            <text:p>კლინკერული, 350 მარკიანი, ფასადი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797/7723/5223/files/df3fcd6e9a381613ae3ad487a5a29f38.png?v=1690674913</text:p>
          </table:table-cell>
          <table:table-cell office:value-type="string" calcext:value-type="string">
            <text:p>უკრაინული-კლინკერული-აგური</text:p>
          </table:table-cell>
          <table:table-cell office:value-type="string" calcext:value-type="string">
            <text:p>უკრაინული კლინკერული აგური</text:p>
          </table:table-cell>
          <table:table-cell office:value-type="string" calcext:value-type="string">
            <text:p>&lt;span data-mce-fragment="1"&gt;გამოიყენება სამშენებლო საფასადე სამუშაოებისთვის. არის 350 მარკიანი და ულამაზესი ფერები. შესყიდვა შესაძლებელია მხოლოდ შეკვეთით. საცალო ფასი შეთანხმებით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უკრაინული აგური, უკრაინული კლინკერულ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59121175</text:p>
          </table:table-cell>
          <table:table-cell office:value-type="string" calcext:value-type="string">
            <text:p>https://cdn.shopify.com/s/files/1/0797/7723/5223/files/df3fcd6e9a381613ae3ad487a5a29f38.png?v=16906749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table:style-name="ce2" table:number-columns-repeated="2"/>
          <table:table-cell office:value-type="string" calcext:value-type="string">
            <text:p>სტაფილოსფერი</text:p>
          </table:table-cell>
          <table:table-cell office:value-type="string" calcext:value-type="string">
            <text:p>21.5x10x5</text:p>
          </table:table-cell>
          <table:table-cell office:value-type="string" calcext:value-type="string">
            <text:p>ირანი</text:p>
          </table:table-cell>
          <table:table-cell office:value-type="string" calcext:value-type="string">
            <text:p>მასიური, საფასად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797/7723/5223/files/3_bf4b8999-ce28-470f-ab6f-579a9fe22fb6.jpg?v=1690674728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აგური - მასიური - ირანული</text:p>
          </table:table-cell>
          <table:table-cell office:value-type="string" calcext:value-type="string">
            <text:p>&lt;span data-mce-fragment="1"&gt;გამოიყენება სამშენებლო საფასადე სამუშაოებისთვის. საცალო ფასია 2 ლარ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ირანული მასიური აგური, მასიურ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1.5x10x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46538263</text:p>
          </table:table-cell>
          <table:table-cell office:value-type="string" calcext:value-type="string">
            <text:p>https://cdn.shopify.com/s/files/1/0797/7723/5223/files/3_bf4b8999-ce28-470f-ab6f-579a9fe22fb6.jpg?v=16906747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701fd4d0-78c9-4f11-9888-565d7c17fde5.jpg?v=1690674728</text:p>
          </table:table-cell>
          <table:table-cell office:value-type="string" calcext:value-type="string">
            <text:p>ირანული-მასიურ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701fd4d0-78c9-4f11-9888-565d7c17fde5.jpg?v=169067472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b753fd4ab849a4a5bf618c511b63c560.png?v=1690674729</text:p>
          </table:table-cell>
          <table:table-cell office:value-type="string" calcext:value-type="string">
            <text:p>ირანული-მასიურ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b753fd4ab849a4a5bf618c511b63c560.png?v=1690674729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5">
          <table:table-cell/>
          <table:table-cell office:value-type="string" calcext:value-type="string">
            <text:p>ბრტყელი</text:p>
          </table:table-cell>
          <table:table-cell office:value-type="string" calcext:value-type="string">
            <text:p>ახალი</text:p>
          </table:table-cell>
          <table:table-cell table:style-name="ce2" office:value-type="string" calcext:value-type="string">
            <text:p>კერამიკული</text:p>
          </table:table-cell>
          <table:table-cell table:style-name="ce2"/>
          <table:table-cell office:value-type="string" calcext:value-type="string">
            <text:p>სტაფილოსფერი</text:p>
          </table:table-cell>
          <table:table-cell office:value-type="string" calcext:value-type="string">
            <text:p>23x7x2</text:p>
          </table:table-cell>
          <table:table-cell office:value-type="string" calcext:value-type="string">
            <text:p>ირანი</text:p>
          </table:table-cell>
          <table:table-cell office:value-type="string" calcext:value-type="string">
            <text:p>ფასადი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797/7723/5223/files/2527cb635e42a7803ab12842d0407ef8.png?v=1690674606</text:p>
          </table:table-cell>
          <table:table-cell office:value-type="string" calcext:value-type="string">
            <text:p>ირანული-კერამიკული-ფილა</text:p>
          </table:table-cell>
          <table:table-cell office:value-type="string" calcext:value-type="string">
            <text:p>აგური - ბრტყელი - კერამიკული - ირანული</text:p>
          </table:table-cell>
          <table:table-cell office:value-type="string" calcext:value-type="string">
            <text:p>&lt;p&gt;&lt;span data-mce-fragment="1"&gt;ახალი კერამიკული ფილა. გამოიყენება სამშენებლო საფასადე სამუშაოებისთვის.&lt;/span&gt;&lt;/p&gt;</text:p>
            <text:p>&lt;p&gt;&lt;span data-mce-fragment="1"&gt; საცალო ფასი 2ლ.&lt;/span&gt;&lt;/p&gt;</text:p>
            <text:p>&lt;p&gt; 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ხალი ირანული ერამიკული ფილა, ირანული კერამიკული ფილა, კერამიკული ფილა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7x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33824279</text:p>
          </table:table-cell>
          <table:table-cell office:value-type="string" calcext:value-type="string">
            <text:p>https://cdn.shopify.com/s/files/1/0797/7723/5223/files/2527cb635e42a7803ab12842d0407ef8.png?v=16906746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ბრტყელი</text:p>
          </table:table-cell>
          <table:table-cell office:value-type="string" calcext:value-type="string">
            <text:p>მეორადი</text:p>
          </table:table-cell>
          <table:table-cell table:style-name="ce2" office:value-type="string" calcext:value-type="string">
            <text:p>კერამიკული</text:p>
          </table:table-cell>
          <table:table-cell table:style-name="ce2"/>
          <table:table-cell office:value-type="string" calcext:value-type="string">
            <text:p>სტაფილოსფერი</text:p>
          </table:table-cell>
          <table:table-cell office:value-type="string" calcext:value-type="string">
            <text:p>23x7x2</text:p>
          </table:table-cell>
          <table:table-cell office:value-type="string" calcext:value-type="string">
            <text:p>ირანი</text:p>
          </table:table-cell>
          <table:table-cell office:value-type="string" calcext:value-type="string">
            <text:p>ფასადი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797/7723/5223/files/51c4262c248691fa187fe16e72af3ae2.png?v=1690674441</text:p>
          </table:table-cell>
          <table:table-cell office:value-type="string" calcext:value-type="string">
            <text:p>ირანული-კერამიკული-ფილა-დაძველებით</text:p>
          </table:table-cell>
          <table:table-cell office:value-type="string" calcext:value-type="string">
            <text:p>აგური - ბრტყელი - დაძველებით - კერამიკული - ირანული</text:p>
          </table:table-cell>
          <table:table-cell office:value-type="string" calcext:value-type="string">
            <text:p>&lt;p&gt;&lt;span data-mce-fragment="1"&gt;გამოიყენება სამშენებლო საფასადე სამუშაოებისთვის.&lt;/span&gt;&lt;/p&gt;</text:p>
            <text:p>&lt;p&gt; 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ირანული კერამიკული ფილა, კერამიკული ფილა, კერამიკული ფილა დაძველებით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7x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14982679</text:p>
          </table:table-cell>
          <table:table-cell office:value-type="string" calcext:value-type="string">
            <text:p>https://cdn.shopify.com/s/files/1/0797/7723/5223/files/51c4262c248691fa187fe16e72af3ae2.png?v=16906744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სტაფილოსფერი</text:p>
          </table:table-cell>
          <table:table-cell office:value-type="string" calcext:value-type="string">
            <text:p>23x11.4x8</text:p>
          </table:table-cell>
          <table:table-cell office:value-type="string" calcext:value-type="string">
            <text:p>ინდოეთი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797/7723/5223/files/424d873ea8744ea81989e97ea7b09e77.png?v=1690674284</text:p>
          </table:table-cell>
          <table:table-cell office:value-type="string" calcext:value-type="string">
            <text:p>ცეცხლგამძლე-აგური-ინდური</text:p>
          </table:table-cell>
          <table:table-cell office:value-type="string" calcext:value-type="string">
            <text:p>ცეცხლგამძლე აგური ინდური</text:p>
          </table:table-cell>
          <table:table-cell office:value-type="string" calcext:value-type="string">
            <text:p>&lt;div class="shida-7" data-mce-fragment="1"&gt;</text:p>
            <text:p>&lt;p data-mce-fragment="1"&gt;გამოიყენება სამშენებლო სამუშაოებისთვის. ბუხრებში, სამწვადეებში, თონეებში და ა.შ. დამზადებულია ინდოეთში. ცეცხლგამძლეობა 1400 გრადუსი. ზომები: 23*11.4*8&lt;br data-mce-fragment="1"&gt;&lt;span class="masha_index masha_index6" rel="6" data-mce-fragment="1"&gt;&lt;/span&gt;საცალო ფასია 5 ლარი.&lt;/p&gt;</text:p>
            <text:p>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ინდური აგური, ცეცხლგამძლე აგური ინდ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.4x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92307223</text:p>
          </table:table-cell>
          <table:table-cell office:value-type="string" calcext:value-type="string">
            <text:p>https://cdn.shopify.com/s/files/1/0797/7723/5223/files/424d873ea8744ea81989e97ea7b09e77.png?v=16906742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5">
          <table:table-cell/>
          <table:table-cell office:value-type="string" calcext:value-type="string">
            <text:p>ბრტყელი</text:p>
          </table:table-cell>
          <table:table-cell office:value-type="string" calcext:value-type="string">
            <text:p>ახალი</text:p>
          </table:table-cell>
          <table:table-cell table:style-name="ce2" table:number-columns-repeated="2"/>
          <table:table-cell office:value-type="string" calcext:value-type="string">
            <text:p>სტაფილოსფერი</text:p>
          </table:table-cell>
          <table:table-cell office:value-type="string" calcext:value-type="string">
            <text:p>20x20x4.5</text:p>
          </table:table-cell>
          <table:table-cell office:value-type="string" calcext:value-type="string">
            <text:p>საქართველო</text:p>
          </table:table-cell>
          <table:table-cell office:value-type="string" calcext:value-type="string">
            <text:p>ფასადის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s://cdn.shopify.com/s/files/1/0797/7723/5223/files/4_6a6aefd9-66ec-40c0-8304-937ceb51e431.png?v=1690674168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ქართული აგური - ახალი - 20x20x4.5</text:p>
          </table:table-cell>
          <table:table-cell office:value-type="string" calcext:value-type="string">
            <text:p>&lt;div class="shida-7" data-mce-fragment="1"&gt;</text:p>
            <text:p>&lt;p data-mce-fragment="1"&gt;გამოიყენება საფასადე და სამშენებლო სამუშაოებისთვის. ზომა არის 20*20*4.5. საცალო ფასი გახლავთ 3.50 ლარი&lt;/p&gt;</text:p>
            <text:p>&lt;/div&gt;</text:p>
            <text:p>&lt;div class="shida-8" data-mce-fragment="1"&gt;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ახალი ქართული აგური, ქართულ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0x20x4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78446359</text:p>
          </table:table-cell>
          <table:table-cell office:value-type="string" calcext:value-type="string">
            <text:p>https://cdn.shopify.com/s/files/1/0797/7723/5223/files/4_6a6aefd9-66ec-40c0-8304-937ceb51e431.png?v=16906741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d15e9044-6ed6-46bb-af12-216fd4e91b80.jpg?v=1690674168</text:p>
          </table:table-cell>
          <table:table-cell office:value-type="string" calcext:value-type="string">
            <text:p>ახალი-ქართულ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d15e9044-6ed6-46bb-af12-216fd4e91b80.jpg?v=169067416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e866e7cf-e775-49e5-ab0c-e4cdea62f2dc.jpg?v=1690674168</text:p>
          </table:table-cell>
          <table:table-cell office:value-type="string" calcext:value-type="string">
            <text:p>ახალი-ქართულ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e866e7cf-e775-49e5-ab0c-e4cdea62f2dc.jpg?v=169067416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07c59d31582f19fefe998a1cbf579b76.png?v=1690674168</text:p>
          </table:table-cell>
          <table:table-cell office:value-type="string" calcext:value-type="string">
            <text:p>ახალი-ქართულ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07c59d31582f19fefe998a1cbf579b76.png?v=169067416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5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შინდისფერი</text:p>
          </table:table-cell>
          <table:table-cell office:value-type="string" calcext:value-type="string">
            <text:p>23x11.4x6</text:p>
          </table:table-cell>
          <table:table-cell table:style-name="ce2"/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https://cdn.shopify.com/s/files/1/0797/7723/5223/files/4_8a39dc54-c40e-483b-aab5-90333f87ec44.jpg?v=1690674036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ცეცხლგამძლე აგური</text:p>
          </table:table-cell>
          <table:table-cell office:value-type="string" calcext:value-type="string">
            <text:p>&lt;div class="shida-7" data-mce-fragment="1"&gt;</text:p>
            <text:p>&lt;p data-mce-fragment="1"&gt;ცეცხლგამძლეობა 1000 გრადუსი. საცალო ფასია 3.50. შეფუთვაში არის 5 ცალი.&lt;/p&gt;</text:p>
            <text:p>&lt;/div&gt;</text:p>
            <text:p>&lt;div class="shida-8" data-mce-fragment="1"&gt;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ცეცხლგამძლე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.4x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67698455</text:p>
          </table:table-cell>
          <table:table-cell office:value-type="string" calcext:value-type="string">
            <text:p>https://cdn.shopify.com/s/files/1/0797/7723/5223/files/4_8a39dc54-c40e-483b-aab5-90333f87ec44.jpg?v=16906740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8a281fea-0e9f-47d4-bdfb-0230e1a5e477.jpg?v=1690674036</text:p>
          </table:table-cell>
          <table:table-cell office:value-type="string" calcext:value-type="string">
            <text:p>ცეცხლგამძლე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8a281fea-0e9f-47d4-bdfb-0230e1a5e477.jpg?v=169067403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974d74c9-0a57-4734-9e95-5b99ee0c620e.jpg?v=1690674046</text:p>
          </table:table-cell>
          <table:table-cell office:value-type="string" calcext:value-type="string">
            <text:p>ცეცხლგამძლე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974d74c9-0a57-4734-9e95-5b99ee0c620e.jpg?v=1690674046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125e5af9749e73594389b8697d7bb7c.jpg?v=1690674046</text:p>
          </table:table-cell>
          <table:table-cell office:value-type="string" calcext:value-type="string">
            <text:p>ცეცხლგამძლე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125e5af9749e73594389b8697d7bb7c.jpg?v=1690674046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3">
          <table:table-cell/>
          <table:table-cell office:value-type="string" calcext:value-type="string">
            <text:p>ბრტყელი</text:p>
          </table:table-cell>
          <table:table-cell office:value-type="string" calcext:value-type="string">
            <text:p>ახალი</text:p>
          </table:table-cell>
          <table:table-cell table:style-name="ce2" table:number-columns-repeated="5"/>
          <table:table-cell office:value-type="string" calcext:value-type="string">
            <text:p>ფასადის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tps://cdn.shopify.com/s/files/1/0797/7723/5223/files/14b0e20e7ecbed742c8014f7fde02e2e.jpg?v=1690673885</text:p>
          </table:table-cell>
          <table:table-cell office:value-type="string" calcext:value-type="string">
            <text:p>კერამიკული-ფილები</text:p>
          </table:table-cell>
          <table:table-cell office:value-type="string" calcext:value-type="string">
            <text:p>საფასადე ფილა - კერამიკული</text:p>
          </table:table-cell>
          <table:table-cell office:value-type="string" calcext:value-type="string">
            <text:p>&lt;p&gt;&lt;span data-mce-fragment="1"&gt;გამოიყენება საფასადე სამუშაოებისთვის. ერთ კუბურ მეტრში შედის 75 ცალი.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კერამიკული, ფილა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მ^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54886167</text:p>
          </table:table-cell>
          <table:table-cell office:value-type="string" calcext:value-type="string">
            <text:p>https://cdn.shopify.com/s/files/1/0797/7723/5223/files/14b0e20e7ecbed742c8014f7fde02e2e.jpg?v=16906738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მეორადი</text:p>
          </table:table-cell>
          <table:table-cell table:style-name="ce2" table:number-columns-repeated="2"/>
          <table:table-cell office:value-type="string" calcext:value-type="string">
            <text:p>შინდისფერი</text:p>
          </table:table-cell>
          <table:table-cell office:value-type="string" calcext:value-type="string">
            <text:p>25x12x6.5</text:p>
          </table:table-cell>
          <table:table-cell office:value-type="string" calcext:value-type="string">
            <text:p>საქართველო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https://cdn.shopify.com/s/files/1/0797/7723/5223/files/4_c71f6c8c-33b7-43a0-8fd0-2260a0ebd78b.jpg?v=1690673449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მეორადი აგური</text:p>
          </table:table-cell>
          <table:table-cell office:value-type="string" calcext:value-type="string">
            <text:p>&lt;span data-mce-fragment="1"&gt;აგური გამოიყენება სამშენებლო სამუშაოებისთვის. აგური ერთხელ უკვე გამოყენებულია, არის გასუფთავებული. საცალო ფასი არის 1.50 თეთრ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ი, მეორადი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17727255</text:p>
          </table:table-cell>
          <table:table-cell office:value-type="string" calcext:value-type="string">
            <text:p>https://cdn.shopify.com/s/files/1/0797/7723/5223/files/4_c71f6c8c-33b7-43a0-8fd0-2260a0ebd78b.jpg?v=16906734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3_99cbe1ea-fdbf-4be4-ba02-b3855e7369d9.jpg?v=1690673449</text:p>
          </table:table-cell>
          <table:table-cell office:value-type="string" calcext:value-type="string">
            <text:p>მეორად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3_99cbe1ea-fdbf-4be4-ba02-b3855e7369d9.jpg?v=169067344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2_51b3ac2f-f812-46ec-9c76-94f7c4ae9f03.jpg?v=1690673450</text:p>
          </table:table-cell>
          <table:table-cell office:value-type="string" calcext:value-type="string">
            <text:p>მეორად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2_51b3ac2f-f812-46ec-9c76-94f7c4ae9f03.jpg?v=1690673450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3">
          <table:table-cell table:number-columns-repeated="10"/>
          <table:table-cell office:value-type="string" calcext:value-type="string">
            <text:p>https://cdn.shopify.com/s/files/1/0797/7723/5223/files/1dd5e1b5f099db48d08874f758257d3d.jpg?v=1690673450</text:p>
          </table:table-cell>
          <table:table-cell office:value-type="string" calcext:value-type="string">
            <text:p>მეორადი-აგური</text:p>
          </table:table-cell>
          <table:table-cell table:number-columns-repeated="24"/>
          <table:table-cell office:value-type="string" calcext:value-type="string">
            <text:p>https://cdn.shopify.com/s/files/1/0797/7723/5223/files/1dd5e1b5f099db48d08874f758257d3d.jpg?v=169067345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მართკუთხა</text:p>
          </table:table-cell>
          <table:table-cell office:value-type="string" calcext:value-type="string">
            <text:p>ახალი</text:p>
          </table:table-cell>
          <table:table-cell office:value-type="string" calcext:value-type="string">
            <text:p>ცეცხლგამძლე</text:p>
          </table:table-cell>
          <table:table-cell table:style-name="ce2"/>
          <table:table-cell office:value-type="string" calcext:value-type="string">
            <text:p>თეთრი</text:p>
          </table:table-cell>
          <table:table-cell office:value-type="string" calcext:value-type="string">
            <text:p>25x12x6</text:p>
          </table:table-cell>
          <table:table-cell office:value-type="string" calcext:value-type="string">
            <text:p>საქართველო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https://cdn.shopify.com/s/files/1/0797/7723/5223/files/7dfadcb62f999456eeb3b62a1219b3e4.jpg?v=1690666417</text:p>
          </table:table-cell>
          <table:table-cell office:value-type="string" calcext:value-type="string">
            <text:p>ცეცხლგამძლე-თეთრი-აგური</text:p>
          </table:table-cell>
          <table:table-cell office:value-type="string" calcext:value-type="string">
            <text:p>ცეცხლგამძლე თეთრი აგური</text:p>
          </table:table-cell>
          <table:table-cell office:value-type="string" calcext:value-type="string">
            <text:p>&lt;span data-mce-fragment="1"&gt;ცეცხლგამძლეობა 1000 გრადუსი საცალო ფასია 3.50 ლარი, შეფუთვაში არის 5 ცალ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თეთრი აგური, ცეცხლგამძლე აგური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table:style-name="ce7" office:value-type="string" calcext:value-type="string">
            <text:p>false</text:p>
          </table:table-cell>
          <table:table-cell office:value-type="string" calcext:value-type="string">
            <text:p>'18932759</text:p>
          </table:table-cell>
          <table:table-cell office:value-type="string" calcext:value-type="string">
            <text:p>https://cdn.shopify.com/s/files/1/0797/7723/5223/files/7dfadcb62f999456eeb3b62a1219b3e4.jpg?v=16906664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table:style-name="ce7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 table:number-rows-repeated="104848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1">
        <table:table-column table:style-name="co51" table:number-columns-repeated="2" table:default-cell-style-name="Default"/>
        <table:table-row table:style-name="ro3">
          <table:table-cell office:value-type="string" calcext:value-type="string">
            <text:p>ძიება:</text:p>
          </table:table-cell>
          <table:table-cell office:value-type="string" calcext:value-type="string">
            <text:p>აგური</text:p>
          </table:table-cell>
        </table:table-row>
        <table:table-row table:style-name="ro3">
          <table:table-cell office:value-type="string" calcext:value-type="string">
            <text:p>მთავარ პროდუქტებში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2T15:49:10.578000000</dc:date>
    <meta:editing-duration>PT1H59M49S</meta:editing-duration>
    <meta:editing-cycles>75</meta:editing-cycles>
    <meta:generator>LibreOffice/7.6.4.1$Windows_X86_64 LibreOffice_project/e19e193f88cd6c0525a17fb7a176ed8e6a3e2aa1</meta:generator>
    <meta:document-statistic meta:table-count="2" meta:cell-count="1520" meta:object-count="0"/>
  </office:meta>
</office:document-meta>
</file>